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.524cm" svg:height="2.286cm" svg:x="12.954cm" svg:y="14.478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3.716cm" svg:y1="18.796cm" svg:x2="13.716cm" svg:y2="3.81cm">
          <text:p/>
        </draw:line>
        <draw:line draw:style-name="gr2" draw:text-style-name="P1" draw:layer="layout" svg:x1="13.716cm" svg:y1="6.096cm" svg:x2="20.066cm" svg:y2="6.096cm">
          <text:p/>
        </draw:line>
        <draw:custom-shape draw:style-name="gr1" draw:text-style-name="P1" draw:layer="layout" svg:width="15.24cm" svg:height="18.796cm" svg:x="9.652cm" svg:y="1.01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24cm" svg:height="2.286cm" svg:x="12.954cm" svg:y="14.478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0.166cm" svg:y1="6.096cm" svg:x2="20.166cm" svg:y2="15.748cm">
          <text:p/>
        </draw:line>
        <draw:line draw:style-name="gr2" draw:text-style-name="P1" draw:layer="layout" svg:x1="13.716cm" svg:y1="15.748cm" svg:x2="21.59cm" svg:y2="15.748cm">
          <text:p/>
        </draw:line>
        <draw:custom-shape draw:style-name="gr1" draw:text-style-name="P1" draw:layer="layout" svg:width="2.286cm" svg:height="2.286cm" svg:x="19.05cm" svg:y="5.0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1" draw:layer="layout" svg:x1="13.716cm" svg:y1="12.446cm" svg:x2="21.59cm" svg:y2="4.826cm">
          <text:p/>
        </draw:line>
        <draw:frame draw:style-name="gr3" draw:layer="layout" svg:width="1.016cm" svg:height="0.962cm" svg:x="13.97cm" svg:y="9.652cm">
          <draw:text-box>
            <text:p>θ</text:p>
          </draw:text-box>
        </draw:frame>
        <draw:line draw:style-name="gr2" draw:text-style-name="P1" draw:layer="layout" svg:x1="13.716cm" svg:y1="10.414cm" svg:x2="15.24cm" svg:y2="11.176cm">
          <text:p/>
        </draw:line>
        <draw:frame draw:style-name="gr3" draw:layer="layout" svg:width="2.286cm" svg:height="1.673cm" svg:x="11.176cm" svg:y="16.764cm">
          <draw:text-box>
            <text:p>Initial Pose</text:p>
          </draw:text-box>
        </draw:frame>
        <draw:frame draw:style-name="gr3" draw:layer="layout" svg:width="2.286cm" svg:height="1.673cm" svg:x="20.828cm" svg:y="7.112cm">
          <draw:text-box>
            <text:p>Final Pose</text:p>
          </draw:text-box>
        </draw:frame>
        <draw:line draw:style-name="gr2" draw:text-style-name="P1" draw:layer="layout" svg:x1="13.716cm" svg:y1="15.748cm" svg:x2="20.166cm" svg:y2="6.096cm">
          <text:p/>
        </draw:line>
        <draw:frame draw:style-name="gr3" draw:layer="layout" svg:width="1.27cm" svg:height="0.962cm" svg:x="17.018cm" svg:y="11.176cm">
          <draw:text-box>
            <text:p>L</text:p>
          </draw:text-box>
        </draw:frame>
        <draw:frame draw:style-name="gr4" draw:layer="layout" svg:width="2.54cm" svg:height="1.44cm" svg:x="12.954cm" svg:y="15.578cm">
          <draw:text-box>
            <text:p><text:span text:style-name="T1">Origin</text:span></text:p>
            <text:p/>
          </draw:text-box>
        </draw:frame>
        <draw:line draw:style-name="gr5" draw:text-style-name="P1" draw:layer="layout" svg:x1="13.716cm" svg:y1="15.748cm" svg:x2="14.986cm" svg:y2="15.748cm">
          <text:p/>
        </draw:line>
        <draw:line draw:style-name="gr5" draw:text-style-name="P1" draw:layer="layout" svg:x1="13.716cm" svg:y1="15.748cm" svg:x2="13.716cm" svg:y2="14.478cm">
          <text:p/>
        </draw:line>
        <draw:frame draw:style-name="gr3" draw:layer="layout" svg:width="0.762cm" svg:height="0.962cm" svg:x="12.954cm" svg:y="13.516cm">
          <draw:text-box>
            <text:p>x</text:p>
          </draw:text-box>
        </draw:frame>
        <draw:frame draw:style-name="gr3" draw:layer="layout" svg:width="0.762cm" svg:height="1.673cm" svg:x="14.478cm" svg:y="15.697cm">
          <draw:text-box>
            <text:p>Y</text:p>
            <text:p/>
          </draw:text-box>
        </draw:frame>
        <draw:frame draw:style-name="gr3" draw:layer="layout" svg:width="1.778cm" svg:height="0.962cm" svg:x="1.524cm" svg:y="4.372cm">
          <draw:text-box>
            <text:p>(x,y)</text:p>
          </draw:text-box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dash" draw:stroke-dash="Fine_20_Dashed"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04T11:59:44.215351041</meta:creation-date>
    <dc:date>2016-10-16T13:11:06.310928807</dc:date>
    <meta:editing-duration>P0D</meta:editing-duration>
    <meta:editing-cycles>2</meta:editing-cycles>
    <meta:generator>LibreOffice/4.2.8.2$Linux_X86_64 LibreOffice_project/420m0$Build-2</meta:generator>
    <meta:document-statistic meta:object-count="44"/>
  </office:meta>
</office:document-meta>
</file>